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style:text-outline="false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0000ff" style:text-outline="false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ff" style:text-outline="false" fo:font-size="16pt" fo:language="en" fo:country="US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family="Arial" style:font-style-name="Regular" style:font-family-generic="swiss" fo:font-size="11pt" style:font-family-asian="Arial" style:font-style-name-asian="Regular" style:font-family-generic-asian="swiss" style:font-size-asian="11pt" style:font-family-complex="Arial" style:font-style-name-complex="Regular" style:font-family-generic-complex="swis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Звичайний">
        <draw:custom-shape draw:style-name="gr1" draw:text-style-name="P2" draw:layer="layout" svg:width="0.472cm" svg:height="0.468cm" svg:x="3.7cm" svg:y="1.63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2cm" svg:height="0.468cm" svg:x="4.2cm" svg:y="1.777cm">
          <text:p text:style-name="P1"><text:span text:style-name="T2">D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2cm" svg:height="0.468cm" svg:x="4.5cm" svg:y="2.278cm">
          <text:p text:style-name="P1"><text:span text:style-name="T2">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472cm" svg:height="0.468cm" svg:x="4.728cm" svg:y="2.788cm">
          <text:p text:style-name="P1"><text:span text:style-name="T2">D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472cm" svg:height="0.468cm" svg:x="4.5cm" svg:y="3.299cm">
          <text:p text:style-name="P1"><text:span text:style-name="T2">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472cm" svg:height="0.468cm" svg:x="4.205cm" svg:y="3.8cm">
          <text:p text:style-name="P1"><text:span text:style-name="T2">D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472cm" svg:height="0.468cm" svg:x="3.205cm" svg:y="3.8cm">
          <text:p text:style-name="P1"><text:span text:style-name="T2">D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2cm" svg:height="0.468cm" svg:x="2.637cm" svg:y="2.788cm">
          <text:p text:style-name="P1"><text:span text:style-name="T2">E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72cm" svg:height="0.468cm" svg:x="2.9cm" svg:y="2.278cm">
          <text:p text:style-name="P1"><text:span text:style-name="T2">E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94cm" svg:height="0.455cm" svg:x="3.65cm" svg:y="3.845cm">
          <draw:text-box>
            <text:p><text:span text:style-name="T3">...</text:span></text:p>
          </draw:text-box>
        </draw:frame>
        <draw:custom-shape draw:style-name="gr5" draw:text-style-name="P2" draw:layer="layout" svg:width="0.472cm" svg:height="0.468cm" svg:x="2.9cm" svg:y="3.299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839cm" svg:height="0.688cm" svg:x="2.955cm" svg:y="2.688cm">
          <draw:text-box>
            <text:p text:style-name="P5"><text:span text:style-name="T4">Serial</text:span></text:p>
          </draw:text-box>
        </draw:frame>
        <draw:custom-shape draw:style-name="gr6" draw:text-style-name="P2" draw:layer="layout" svg:width="0.472cm" svg:height="0.468cm" svg:x="3.2cm" svg:y="1.777cm">
          <text:p text:style-name="P1"><text:span text:style-name="T5">►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03cm" fo:padding-bottom="0.03cm" fo:padding-left="0.15cm" fo:padding-right="0.1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5-20T09:49:49</meta:creation-date>
    <dc:date>2012-05-07T11:34:44</dc:date>
    <meta:editing-duration>PT2H22M22S</meta:editing-duration>
    <meta:editing-cycles>10</meta:editing-cycles>
    <meta:generator>LibreOffice/3.4$Linux LibreOffice_project/340m1$Build-402</meta:generator>
    <meta:document-statistic meta:object-count="13"/>
    <meta:user-defined meta:name="Поле 1"/>
    <meta:user-defined meta:name="Поле 2"/>
    <meta:user-defined meta:name="Поле 3"/>
    <meta:user-defined meta:name="Поле 4"/>
  </office:meta>
</office:document-meta>
</file>